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izards in Winter by Trans-Siberian Orchestra 3.06.02 WITH SONG PARTS v19a Regular Chann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aved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isecond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LOR Color</text:p>
          </table:table-cell>
          <table:table-cell office:value-type="string" calcext:value-type="string">
            <text:p>Web Color</text:p>
          </table:table-cell>
          <table:table-cell office:value-type="string" calcext:value-type="string">
            <text:p>Color Nam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 calcext:value-type="string">
            <text:p>Supposed to be sorted by Controll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_Spare (Swirlies?) [L5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_Spare [L2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454016" calcext:value-type="float">
            <text:p>8454016</text:p>
          </table:table-cell>
          <table:table-cell office:value-type="string" calcext:value-type="string">
            <text:p>#80FF80</text:p>
          </table:table-cell>
          <table:table-cell office:value-type="string" calcext:value-type="string">
            <text:p>Light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_Spare [L2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_Spare [L3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632256" calcext:value-type="float">
            <text:p>12632256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Silv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_Spare [L3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_Spare [L3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_Spare [L4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_Spare [L5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Base Plus</text:p>
          </table:table-cell>
          <table:table-cell table:style-name="ce1" office:value-type="float" office:value="28279" calcext:value-type="float">
            <text:p>2827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2615680" calcext:value-type="float">
            <text:p>12615680</text:p>
          </table:table-cell>
          <table:table-cell office:value-type="string" calcext:value-type="string">
            <text:p>#0080C0</text:p>
          </table:table-cell>
          <table:table-cell table:style-name="ce1" office:value-type="string" calcext:value-type="string">
            <text:p>DarkCyan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hes {L} [L3.07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12" calcext:value-type="float">
            <text:p>16512</text:p>
          </table:table-cell>
          <table:table-cell office:value-type="string" calcext:value-type="string">
            <text:p>#804000</text:p>
          </table:table-cell>
          <table:table-cell office:value-type="string" calcext:value-type="string">
            <text:p>Saddle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ushes {L} [L3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shes {L} Low [L3.09] (Orn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ushes {R} [L5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ushes {R} [L5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shes {R} [L5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shes {R} [L5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shes {R} [L5.05] (Vio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shes {R} [L5.06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shes Center M5 [L4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hes Center M5 [L4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shes Center M5 [L4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shes Center M5 [L4.04] (W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shes Driveway [L1.06] (Pink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44703" calcext:value-type="float">
            <text:p>16744703</text:p>
          </table:table-cell>
          <table:table-cell office:value-type="string" calcext:value-type="string">
            <text:p>#FF80FF</text:p>
          </table:table-cell>
          <table:table-cell office:value-type="string" calcext:value-type="string">
            <text:p>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ushes Driveway [L1.07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shes Side Rainbow [L2.0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896" calcext:value-type="float">
            <text:p>32896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Ol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andy Canes 1 [L2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ndy Canes 2 [L2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ndy Canes 3 [L2.0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andy Canes 4 [L2.0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arolers Flood [U1.42-44 C.10-1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olers Flood [U1.42-44 C.10-12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here is Blue?</text:p>
          </table:table-cell>
          <table:table-cell table:style-name="ce1" table:number-columns-repeated="3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untdown Timer (B) [L4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isco Balls [L1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388863" calcext:value-type="float">
            <text:p>8388863</text:p>
          </table:table-cell>
          <table:table-cell office:value-type="string" calcext:value-type="string">
            <text:p>#FF0080</text:p>
          </table:table-cell>
          <table:table-cell office:value-type="string" calcext:value-type="string">
            <text:p>DeepPi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ves Chase C9 [L1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ves Chase C9 [L1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ves Chase C9 [L1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ves Chase C9 [L1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estivus Pole Flood [U1.33-35 C.01-03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estivus Pole Flood [U1.33-35 C.01-0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Garage Window 1 Dasher {Left} [L7.0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arage Window 2 Dancer [L7.0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arage Window 3 Prancer [L7.0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Garage Window 4 Vixen [L7.0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arage Window 5 Comet [L7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Garage Window 6 Cupid [L7.0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rage Window 7 Donner [L7.0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arage Window 8 Blitzen {Right} [L7.0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Knight Star [U1.59 <text:s/>C.2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404992" calcext:value-type="float">
            <text:p>8404992</text:p>
          </table:table-cell>
          <table:table-cell office:value-type="string" calcext:value-type="string">
            <text:p>#004080</text:p>
          </table:table-cell>
          <table:table-cell office:value-type="string" calcext:value-type="string">
            <text:p>Nav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mp Posts [L4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aser Driveway [L5.08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ser Street [L5.07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lu-lu-lu-lu</text:p>
          </table:table-cell>
          <table:table-cell table:style-name="ce1" office:value-type="float" office:value="28279" calcext:value-type="float">
            <text:p>2827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88608" calcext:value-type="float">
            <text:p>8388608</text:p>
          </table:table-cell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Navy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ailboxes [L4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Manger Flood {L} [U1.36-38 C.04-06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Manger Flood {L} [U1.36-38 C.04-06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anger Flood {R} [U1.39-41 C.07-09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nger Flood {R} [U1.39-41 C.07-09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string" calcext:value-type="string">
            <text:p>Where Are Blues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Power High [L1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-Of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Power Low [L1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-Of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enorah [L2.0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eteors 1 (W) [L7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eteors 2 (W) [L7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eteors 3 (B) [L7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eteors 4 (Multi) [L7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388863" calcext:value-type="float">
            <text:p>8388863</text:p>
          </table:table-cell>
          <table:table-cell office:value-type="string" calcext:value-type="string">
            <text:p>#FF0080</text:p>
          </table:table-cell>
          <table:table-cell office:value-type="string" calcext:value-type="string">
            <text:p>DeepPi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eace Sign [L2.0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Maroo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Poly C#2-Db2</text:p>
          </table:table-cell>
          <table:table-cell table:style-name="ce1" office:value-type="float" office:value="28279" calcext:value-type="float">
            <text:p>2827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2767" calcext:value-type="float">
            <text:p>32767</text:p>
          </table:table-cell>
          <table:table-cell office:value-type="string" calcext:value-type="string">
            <text:p>#FF7F00</text:p>
          </table:table-cell>
          <table:table-cell table:style-name="ce1" office:value-type="string" calcext:value-type="string">
            <text:p>DarkOrange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oly F2</text:p>
          </table:table-cell>
          <table:table-cell table:style-name="ce1" office:value-type="float" office:value="28279" calcext:value-type="float">
            <text:p>2827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8388573" calcext:value-type="float">
            <text:p>8388573</text:p>
          </table:table-cell>
          <table:table-cell office:value-type="string" calcext:value-type="string">
            <text:p>#DDFF7F</text:p>
          </table:table-cell>
          <table:table-cell table:style-name="ce1" office:value-type="string" calcext:value-type="string">
            <text:p>Khaki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resents [L2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ainbow Rope Arch 1 [L4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inbow Rope Arch 2 [L4.06] (O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ainbow Rope Arch 3 [L4.07] (Y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ainbow Rope Arch 4 [L4.0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ainbow Rope Arch 5 [L4.09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ainbow Rope Arch 6 [L4.10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oof Ridgeline {L} [U1.45-47 C.13-15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oof Ridgeline {L} [U1.45-47 C.13-1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Roof Ridgeline {R} [U1.48-50 C.16-1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oof Ridgeline {R} [U1.48-50 C.16-18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Scale Down</text:p>
          </table:table-cell>
          <table:table-cell table:style-name="ce1" office:value-type="float" office:value="28279" calcext:value-type="float">
            <text:p>28279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table:style-name="ce1" office:value-type="string" calcext:value-type="string">
            <text:p>DarkOrang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urity Lights [L1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inger: Snow Globe (Ww) [L2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166335" calcext:value-type="float">
            <text:p>13166335</text:p>
          </table:table-cell>
          <table:table-cell office:value-type="string" calcext:value-type="string">
            <text:p>#FFE6C8</text:p>
          </table:table-cell>
          <table:table-cell office:value-type="string" calcext:value-type="string">
            <text:p>Bisq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inger: Snowman (New) [L2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ingers: Penguins [L2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227200" calcext:value-type="float">
            <text:p>4227200</text:p>
          </table:table-cell>
          <table:table-cell office:value-type="string" calcext:value-type="string">
            <text:p>#80804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now Lake (W) [L1.1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owfall Motor [L7.2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355711" calcext:value-type="float">
            <text:p>8355711</text:p>
          </table:table-cell>
          <table:table-cell office:value-type="string" calcext:value-type="string">
            <text:p>#7F7F7F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nowfall Spots [L1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nowflakes Projectors [L4.11] (W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77088" calcext:value-type="float">
            <text:p>16777088</text:p>
          </table:table-cell>
          <table:table-cell office:value-type="string" calcext:value-type="string">
            <text:p>#80FFFF</text:p>
          </table:table-cell>
          <table:table-cell office:value-type="string" calcext:value-type="string">
            <text:p>Aquamar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pare [L3.1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pare Chinese 19 [U1.51 <text:s/>C.1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pare Chinese 20 [U1.52 <text:s/>C.2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pare Chinese 21 [U1.53 <text:s/>C.2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pare Chinese 26 [U1.58 <text:s/>C.2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pare CTB24.09 [L7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pare CTB24.14 [L7.1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pare CTB24.15 [L7.1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are CTB24.16 [L7.16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pare CTB24.17 [L7.17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pare CTB24.18 [L7.1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pare CTB24.19 [L7.1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pare CTB24.20 [L7.2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pare CTB24.21 [L7.21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421504" calcext:value-type="float">
            <text:p>8421504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Gr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pare CTB24.24 [L7.2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tar of Bethlehem (W) [L5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eetlight Laser [L7.2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wirlies Candy Canes [L4.12] (R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512" calcext:value-type="float">
            <text:p>16512</text:p>
          </table:table-cell>
          <table:table-cell office:value-type="string" calcext:value-type="string">
            <text:p>#804000</text:p>
          </table:table-cell>
          <table:table-cell office:value-type="string" calcext:value-type="string">
            <text:p>Saddle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wirlies Drway [L5.12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wirlies Manger Stars [L5.15] (RW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615680" calcext:value-type="float">
            <text:p>12615680</text:p>
          </table:table-cell>
          <table:table-cell office:value-type="string" calcext:value-type="string">
            <text:p>#0080C0</text:p>
          </table:table-cell>
          <table:table-cell office:value-type="string" calcext:value-type="string">
            <text:p>DarkCy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wirlies Oak [L5.14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194432" calcext:value-type="float">
            <text:p>4194432</text:p>
          </table:table-cell>
          <table:table-cell office:value-type="string" calcext:value-type="string">
            <text:p>#800040</text:p>
          </table:table-cell>
          <table:table-cell office:value-type="string" calcext:value-type="string">
            <text:p>Maro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wirlies Pine [L5.13] (G+Orn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string" calcext:value-type="string">
            <text:p>#004000</text:p>
          </table:table-cell>
          <table:table-cell office:value-type="string" calcext:value-type="string">
            <text:p>Dark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wirlies Street [L5.16] (Multi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778119" calcext:value-type="float">
            <text:p>11778119</text:p>
          </table:table-cell>
          <table:table-cell office:value-type="string" calcext:value-type="string">
            <text:p>#47B8B3</text:p>
          </table:table-cell>
          <table:table-cell office:value-type="string" calcext:value-type="string">
            <text:p>MediumTurquo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mato Tree A1 (L} [U1.0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mato Tree A1 (L} [U1.0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ato Tree A1 (L} [U1.0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omato Tree A1 {L} [U1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omato Tree A2 [U1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mato Tree A2 [U1.06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mato Tree A2 [U1.07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omato Tree A2 [U1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mato Tree A3 [U1.09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omato Tree A3 [U1.10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mato Tree A3 [U1.1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omato Tree A3 [U1.1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mato Tree A4 {CL} [U1.13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omato Tree A4 {CL} [U1.1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mato Tree A4 {CL} [U1.15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mato Tree A4 {CL} [U1.1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mato Tree A5 {CR} [U1.17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mato Tree A5 {CR} [U1.18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mato Tree A5 {CR} [U1.19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omato Tree A5 {CR} [U1.20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omato Tree A6 [U1.21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omato Tree A6 [U1.22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omato Tree A6 [U1.23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omato Tree A6 [U1.2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mato Tree A7 [U1.2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omato Tree A7 [U1.26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omato Tree A7 [U1.27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omato Tree A7 [U1.2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mato Tree A8 {R} [U1.29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omato Tree A8 {R} [U1.30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omato Tree A8 {R} [U1.3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omato Tree A8 {R} [U1.3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omato Tree B1 {L} [L6.01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mato Tree B1 {L} [L6.0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mato Tree B2 [L6.03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mato Tree B2 [L6.0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omato Tree B3 [L6.05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mato Tree B3 [L6.0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omato Tree B4 {CL} [L6.07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mato Tree B4 {CL} [L6.08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omato Tree B5 {CR} [L6.09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omato Tree B5 {CR} [L6.10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omato Tree B6 [L6.11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omato Tree B6 [L6.1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mato Tree B7 [L6.13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mato Tree B7 [L6.14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omato Tree B8 {R} [L6.15] (V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711808" calcext:value-type="float">
            <text:p>16711808</text:p>
          </table:table-cell>
          <table:table-cell office:value-type="string" calcext:value-type="string">
            <text:p>#8000FF</text:p>
          </table:table-cell>
          <table:table-cell office:value-type="string" calcext:value-type="string">
            <text:p>DarkViol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omato Tree B8 {R} [L6.16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ree Big 1 (Multi) [L2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453888" calcext:value-type="float">
            <text:p>8453888</text:p>
          </table:table-cell>
          <table:table-cell office:value-type="string" calcext:value-type="string">
            <text:p>#00FF80</text:p>
          </table:table-cell>
          <table:table-cell office:value-type="string" calcext:value-type="string">
            <text:p>Spring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ree Big 2 (Multi) [L2.10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string" calcext:value-type="string">
            <text:p>#004000</text:p>
          </table:table-cell>
          <table:table-cell office:value-type="string" calcext:value-type="string">
            <text:p>Dark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ee Small {L} [L2.11] (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ree Spiral 1 {L} [L3.01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ee Spiral 2 {F} [L3.02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ree Spiral 3 {R} [L3.03] (W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ree Spiral 4 {B} [L3.04] (G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ee Tinsel 1 {L} [L3.05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ee Tinsel 2 {R} [L3.06] (R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winklers 1 [U1.54 <text:s/>C.2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winklers 2 [U1.55 <text:s/>C.23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winklers 3 [U1.56 <text:s/>C.24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winklers 4 [U1.57 <text:s/>C.2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DM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UFOs {C}{T} [L3.11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10816" calcext:value-type="float">
            <text:p>4210816</text:p>
          </table:table-cell>
          <table:table-cell office:value-type="string" calcext:value-type="string">
            <text:p>#804040</text:p>
          </table:table-cell>
          <table:table-cell office:value-type="string" calcext:value-type="string">
            <text:p>SaddleBrow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UFOs {L} [L3.10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FOs {R} [L1.10] (RGB)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615744" calcext:value-type="float">
            <text:p>12615744</text:p>
          </table:table-cell>
          <table:table-cell office:value-type="string" calcext:value-type="string">
            <text:p>#4080C0</text:p>
          </table:table-cell>
          <table:table-cell office:value-type="string" calcext:value-type="string">
            <text:p>SteelB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reath Berries [L1.09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R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reath Leaves [L1.08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5280" calcext:value-type="float">
            <text:p>65280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Yellow Snow (Yel) [L3.12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Yell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Yule Log [L2.05]</text:p>
          </table:table-cell>
          <table:table-cell office:value-type="float" office:value="28279" calcext:value-type="float">
            <text:p>28279</text:p>
          </table:table-cell>
          <table:table-cell office:value-type="string" calcext:value-type="string">
            <text:p>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string" calcext:value-type="string">
            <text:p>#FF8000</text:p>
          </table:table-cell>
          <table:table-cell office:value-type="string" calcext:value-type="string">
            <text:p>DarkOrange</text:p>
          </table:table-cell>
          <table:table-cell table:number-columns-repeated="101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4T14:53:58.814000000</dc:date>
    <meta:editing-duration>PT3H21M58S</meta:editing-duration>
    <meta:editing-cycles>1</meta:editing-cycles>
    <meta:document-statistic meta:table-count="1" meta:cell-count="1906" meta:object-count="0"/>
    <meta:generator>LibreOffice/6.3.0.4$Windows_X86_64 LibreOffice_project/057fc023c990d676a43019934386b85b21a9ee99</meta:generator>
  </office:meta>
</office:document-meta>
</file>